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center" style:justify-single-word="false"/>
      <style:text-properties fo:language="fr" fo:country="FR"/>
    </style:style>
    <style:style style:name="P3" style:family="paragraph" style:parent-style-name="Standard">
      <style:text-properties fo:language="fr" fo:country="FR" style:text-underline-style="solid" style:text-underline-width="auto" style:text-underline-color="font-color"/>
    </style:style>
    <style:style style:name="P4" style:family="paragraph" style:parent-style-name="Standard">
      <style:text-properties fo:language="fr" fo:country="FR" fo:font-style="normal" style:text-underline-style="none" style:font-style-asian="normal" style:font-style-complex="normal"/>
    </style:style>
    <style:style style:name="P5" style:family="paragraph" style:parent-style-name="Standard">
      <style:text-properties fo:language="fr" fo:country="FR"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text-properties fo:language="fr" fo:country="FR" fo:font-weight="bold" style:font-weight-asian="bold" style:font-weight-complex="bold"/>
    </style:style>
    <style:style style:name="P8" style:family="paragraph" style:parent-style-name="Standard">
      <style:text-properties fo:language="fr" fo:country="FR" fo:font-style="italic" style:text-underline-style="none" fo:font-weight="normal" style:font-style-asian="italic" style:font-weight-asian="normal" style:font-style-complex="italic"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fo:font-weight="bold" style:font-style-asian="normal" style:font-weight-asian="bold" style:font-style-complex="normal" style:font-weight-complex="bold"/>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NCTION DE CHAQUE OBJET DU CLIENT</text:p>
      <text:p text:style-name="P1"><text:span text:style-name="T17">INTERFACE</text:span>:</text:p>
      <text:p text:style-name="P1">Gère la librairie graphique, fonctionnement à définir </text:p>
      <text:p text:style-name="P1"/>
      <text:p text:style-name="P1"><text:span text:style-name="T17">BILBIOTHEQUE</text:span>:</text:p>
      <text:p text:style-name="P1">Retiens les descriptions de toutes les actions possibles des deux personnages, ainsi que l'ID de l'action correspondante. </text:p>
      <text:p text:style-name="P1"/>
      <text:p text:style-name="P1">Est initialisée au début de la partie ( peut être mise à jour dans ce cas une fonction de remplacement de l'ID est utilisée si il y a conflit).</text:p>
      <text:p text:style-name="P1">Lorsqu'il faut choisir quelle action effectuer ou afficher ce que l'adversaire a fait, seule l'ID de l'action est transmise par le serveur, et c'est la bibliothèque</text:p>
      <text:p text:style-name="P1">qui permet de revenir au nom et à la description du sort.</text:p>
      <text:p text:style-name="P1">Remarque : <text:s/>les buffs/debuffs sont aussi des "actions" et sont donc elles aussi dans la bibliothèque</text:p>
      <text:p text:style-name="P1"/>
      <text:p text:style-name="P1"><text:span text:style-name="T17">CLIENT</text:span>:</text:p>
      <text:p text:style-name="P1">Coeur du programme client, il gère l'utilisation et l'affichage des messages reçus depuis le serveur.</text:p>
      <text:p text:style-name="P1"/>
      <text:p text:style-name="P1">Il demande dabord a l'utilisateur d'être Client ou Hote ( l'hote étant celui qui lance à la fois le serveur et le client, alors que le "client" ne lance justement que ce dernier processus.</text:p>
      <text:p text:style-name="P1">Il lance ensuite le serveur si le joueur a choisi d'être Hote, sinon il demande l'IP du serveur auquel se connecter.</text:p>
      <text:p text:style-name="P1">Il contacte le serveur à l'aide d'un message <text:span text:style-name="T16">0</text:span><text:span text:style-name="T12">,</text:span> et l'acquittement du serveur ajoute l' <text:span text:style-name="T11">ID_Joueur <text:s/>du </text:span><text:span text:style-name="T9">client </text:span><text:span text:style-name="T2">à</text:span> la fin, information que le client conserve par la suite dans <text:span text:style-name="T11">ID_joueur1 </text:span>,et utilisera a chacun de ses messages. Cette ID permet de l'identifier et de savoir quel joueur est dans quel "état", effectue quelles actions...</text:p>
      <text:p text:style-name="P1">Ensuite pour chaque type de message reçu par le serveur, un traitement spécifique est appliqué :</text:p>
      <text:p text:style-name="P1">→ type <text:span text:style-name="T16">2p</text:span><text:span text:style-name="T12"> </text:span><text:s/>( avec un string à la place d'un nombre en deuxième argument )<text:span text:style-name="T12">=&gt;</text:span> affichage de la liste des personnages, ajout d'un champ dans l'interface où le joueur spécifie le nom de son personnage</text:p>
      <text:p text:style-name="P1">→ <text:s/>type <text:span text:style-name="T16">3</text:span> avec la variable<text:span text:style-name="T11"> partie_debutee</text:span> de <text:span text:style-name="T4">client</text:span> à faux =&gt;</text:p>
      <text:p text:style-name="P1"><text:s/>si l'<text:span text:style-name="T11">ID_jouer</text:span> du message != <text:span text:style-name="T11">ID_joueur1 </text:span><text:span text:style-name="T6">(l'ID du joueur qui fait tourner le processus </text:span><text:span text:style-name="T4">client</text:span><text:span text:style-name="T2"> en question ) on sauvegarde </text:span><text:span text:style-name="T9">ID_joueur</text:span><text:span text:style-name="T2"> dans </text:span><text:span text:style-name="T9">ID_joueur2 </text:span><text:span text:style-name="T2"><text:s/>ainsi que </text:span><text:span text:style-name="T9">nom_joueur</text:span><text:span text:style-name="T2"> dans </text:span><text:span text:style-name="T9">nom_2</text:span><text:span text:style-name="T2"> , sinon on sauvegarde juste </text:span><text:span text:style-name="T9">nom_joueur</text:span><text:span text:style-name="T2"> dans nom_1 . On affiche ensuite chaque choix avec le bon nom.</text:span></text:p>
      <text:p text:style-name="P1"><text:span text:style-name="T2">→ <text:s/>type </text:span><text:span text:style-name="T3">1d</text:span><text:span text:style-name="T1"> avec le (bool) </text:span><text:span text:style-name="T8">information/demande </text:span><text:span text:style-name="T1">à 0=&gt; demande à l'utilisateur s'il veut commencer la partie l'autre joueur ayant exprimé ce souhait <text:s/>(si oui renvoie d'un </text:span><text:span text:style-name="T3">1o</text:span><text:span text:style-name="T1"> , sinon </text:span><text:span text:style-name="T3">ln</text:span><text:span text:style-name="T1">)</text:span></text:p>
      <text:p text:style-name="P1"><text:span text:style-name="T1">→ type </text:span><text:span text:style-name="T3">5d</text:span><text:span text:style-name="T1"> =&gt; demande au joueur de choisir pierre-papier-ciseaux, puis renvoie au serveur avec un </text:span><text:span text:style-name="T3">5c</text:span></text:p>
      <text:p text:style-name="P1"><text:span text:style-name="T1">→ type </text:span><text:span text:style-name="T3">5c</text:span><text:span text:style-name="T1"> =&gt; sauvegarde jusqu'à recevoir les 2, puis affiche les 2 coups</text:span></text:p>
      <text:p text:style-name="P1"><text:span text:style-name="T1">→ type </text:span><text:span text:style-name="T3">5f</text:span><text:span text:style-name="T1"> =&gt; affiche le gagnant du pierre-papier-ciseaux</text:span></text:p>
      <text:p text:style-name="P1"><text:span text:style-name="T1">→ type </text:span><text:span text:style-name="T3">6 </text:span><text:span text:style-name="T1">=&gt; mise a jour de la bibliothèque avec la liste envoyée dans le message</text:span></text:p>
      <text:p text:style-name="P1">→ type <text:span text:style-name="T16">4 </text:span><text:span text:style-name="T12">=&gt;</text:span> affichage de l'état des deux personnages ( vie, mana...) </text:p>
      <text:p text:style-name="P1">→ type <text:span text:style-name="T16">2a</text:span><text:span text:style-name="T12"> avec la variable</text:span><text:span text:style-name="T10"> partie_debutee</text:span><text:span text:style-name="T12"> de </text:span><text:span text:style-name="T5">client</text:span><text:span text:style-name="T1"> à faux </text:span><text:span text:style-name="T16">=&gt; </text:span>affichage des actions possibles dans l'interface mais sans demander au joueur d'en choisir une</text:p>
      <text:p text:style-name="P1"><text:span text:style-name="T2">→ <text:s/>type </text:span><text:span text:style-name="T3">1d</text:span><text:span text:style-name="T1"> avec le (bool) </text:span><text:span text:style-name="T8">information/demande </text:span><text:span text:style-name="T1">à 1 =&gt; mise à 1 de la variable </text:span><text:span text:style-name="T8">partie_debutee</text:span><text:span text:style-name="T1"> <text:s/>interne à </text:span><text:span text:style-name="T5">client</text:span><text:span text:style-name="T1"> (l'interpretation des messages de type 2 et 3 notamment sera donc différente à partir de maintenant)</text:span></text:p>
      <text:p text:style-name="P1">→ type <text:span text:style-name="T16">2a</text:span><text:span text:style-name="T12"> avec la variable</text:span><text:span text:style-name="T10"> partie_debutee</text:span><text:span text:style-name="T12"> de </text:span><text:span text:style-name="T5">client</text:span><text:span text:style-name="T1"> à vrai </text:span><text:span text:style-name="T16">=&gt; </text:span>affichage des actions possibles dans l'interface ,demande au joueur d'en choisir une et renvoie le tout avec un type <text:span text:style-name="T16">3</text:span><text:span text:style-name="T12"> </text:span></text:p>
      <text:p text:style-name="P1">→ type <text:span text:style-name="T16">3 </text:span><text:span text:style-name="T12"> avec la variable</text:span><text:span text:style-name="T10"> partie_debutee</text:span><text:span text:style-name="T12"> de </text:span><text:span text:style-name="T5">client</text:span><text:span text:style-name="T12"> à vrai =&gt; </text:span>affichage du nom du joueur ainsi que de l'action, avec lancement de l'animation adéquate</text:p>
      <text:p text:style-name="P4">Lorsque la partie est finie, affichage du nom du gagnant ou d'un message de déconnexion d'un des joueurs.</text:p>
      <text:p text:style-name="P1"><text:soft-page-break/></text:p>
      <text:p text:style-name="P3">TRADUCTION</text:p>
      <text:p text:style-name="P3"/>
      <text:p text:style-name="P1"><text:span text:style-name="T1">En</text:span><text:span text:style-name="T13">lève </text:span>la partie <text:span text:style-name="T11">type</text:span> ( <text:span text:style-name="T16">0 → 6 </text:span><text:span text:style-name="T12">) des messages reçus de </text:span><text:span text:style-name="T18">transfert</text:span><text:span text:style-name="T14"> , retransforme le texte reçu en types de variables adéquats attendus par les fonctions de </text:span><text:span text:style-name="T18">client</text:span><text:span text:style-name="T14"> </text:span><text:span text:style-name="T12"><text:s/>et envoie à la bonne fonctions de </text:span><text:span text:style-name="T18">client</text:span><text:span text:style-name="T14">.</text:span></text:p>
      <text:p text:style-name="P1"><text:span text:style-name="T14"><text:s/>Il accède à la variable </text:span><text:span text:style-name="T8"><text:s/>partie_debutee</text:span><text:span text:style-name="T14"> de </text:span><text:span text:style-name="T5">client</text:span><text:span text:style-name="T1"> (qui est donc publique ou possède un getter ) et t</text:span><text:span text:style-name="T14">ous les traitements pour différencier les sous-types de messages ( ex </text:span><text:span text:style-name="T15">2a</text:span><text:span text:style-name="T14"> et </text:span><text:span text:style-name="T15">2p </text:span><text:span text:style-name="T14">ou</text:span><text:span text:style-name="T15"> <text:s/>5d, 5f, 5c ...)</text:span><text:span text:style-name="T14"> et/ou ceux qui impliquent de séparer suivant la valeur de la variable</text:span><text:span text:style-name="T8"> partie_debutee</text:span><text:span text:style-name="T14"> de </text:span><text:span text:style-name="T5">client</text:span><text:span text:style-name="T1"> sont en réalité réalisé par </text:span><text:span text:style-name="T5">traduction</text:span><text:span text:style-name="T1"> au préalable et </text:span><text:span text:style-name="T5">client</text:span><text:span text:style-name="T1"> possède une fonction différente pour chacun de ces cas.</text:span></text:p>
      <text:p text:style-name="P1"><text:span text:style-name="T1">Lorsqu'un message lui est transmis depuis </text:span><text:span text:style-name="T5">client</text:span><text:span text:style-name="T1"> vers </text:span><text:span text:style-name="T5">transfert</text:span><text:span text:style-name="T1"> il effectue le procédé inverse en transformant tous les messages en texte.</text:span></text:p>
      <text:p text:style-name="P5"/>
      <text:p text:style-name="P6">TRANSFERT</text:p>
      <text:p text:style-name="P5"/>
      <text:p text:style-name="P1">Gère la communication TCP entre client et serveur, effectue une connexion vers l'ip qui lui est donnée, puis fais passer tous les messages quels qu'ils soient sans discrimination aucune dans un sens et dans l'autre. Relais et envoie un message <text:span text:style-name="T16">0</text:span><text:span text:style-name="T12"> à </text:span><text:span text:style-name="T18">traduction</text:span><text:span text:style-name="T14"> s'il y a un problème de connexion avec le serveur. Lorsque </text:span><text:span text:style-name="T18">traduction</text:span><text:span text:style-name="T14"> lui demande à travers un message </text:span><text:span text:style-name="T15">0</text:span><text:span text:style-name="T14"> , </text:span><text:span text:style-name="T18">transfert</text:span><text:span text:style-name="T14"> se déconnecte du serveur.</text:span></text:p>
      <text:p text:style-name="P7"/>
      <text:p text:style-name="P7"/>
      <text:p text:style-name="P7"><text:span text:style-name="T1"><text:tab/></text:span><text:span text:style-name="T4">Légende :</text:span></text:p>
      <text:p text:style-name="P8">variable<text:span text:style-name="T6"> , </text:span><text:span text:style-name="T4">objet</text:span><text:span text:style-name="T6">, </text:span><text:span text:style-name="T7">type_de_message </text:span><text:span text:style-name="T6">(voir les .odt à ce sujet)</text:span></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1T20:57:27.25</meta:creation-date>
    <dc:date>2016-03-02T20:55:07.36</dc:date>
    <meta:editing-duration>PT14H10M50S</meta:editing-duration>
    <meta:editing-cycles>49</meta:editing-cycles>
    <meta:generator>OpenOffice/4.1.2$Win32 OpenOffice.org_project/412m3$Build-9782</meta:generator>
    <meta:document-statistic meta:table-count="0" meta:image-count="0" meta:object-count="0" meta:page-count="2" meta:paragraph-count="37" meta:word-count="802" meta:character-count="4672"/>
  </office:meta>
</office:document-meta>
</file>